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Location">
            <text:p>Location</text:p>
          </table:table-cell>
          <table:table-cell table:style-name="pd1" office:value-type="string" office:value="Priority">
            <text:p>Priority</text:p>
          </table:table-cell>
          <table:table-cell table:style-name="pd1" office:value-type="string" office:value="Open Date">
            <text:p>Open Date</text:p>
          </table:table-cell>
          <table:table-cell table:style-name="pd1" office:value-type="string" office:value="Issue">
            <text:p>Issue</text:p>
          </table:table-cell>
          <table:table-cell table:style-name="pd1" office:value-type="string" office:value="Tech">
            <text:p>Tech</text:p>
          </table:table-cell>
          <table:table-cell table:style-name="pd1" office:value-type="string" office:value="Fix">
            <text:p>Fix</text:p>
          </table:table-cell>
          <table:table-cell table:style-name="pd1" office:value-type="string" office:value="Fix Date">
            <text:p>Fix Date</text:p>
          </table:table-cell>
          <table:table-cell table:style-name="pd1" office:value-type="string" office:value="Closed">
            <text:p>Closed</text:p>
          </table:table-cell>
        </table:table-row>
        <table:table-row>
          <table:table-cell office:value-type="string" office:value="Corporate">
            <text:p>Corporate</text:p>
          </table:table-cell>
          <table:table-cell office:value-type="string" office:value="Low">
            <text:p>Low</text:p>
          </table:table-cell>
          <table:table-cell office:value-type="string" office:value="12/23/20">
            <text:p>12/23/20</text:p>
          </table:table-cell>
          <table:table-cell office:value-type="string" office:value="John Smith needs access">
            <text:p>John Smith needs access</text:p>
          </table:table-cell>
          <table:table-cell office:value-type="string" office:value="Tech 1">
            <text:p>Tech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rporate">
            <text:p>Corporate</text:p>
          </table:table-cell>
          <table:table-cell office:value-type="string" office:value="Low">
            <text:p>Low</text:p>
          </table:table-cell>
          <table:table-cell office:value-type="string" office:value="12/23/20">
            <text:p>12/23/20</text:p>
          </table:table-cell>
          <table:table-cell office:value-type="string" office:value="Jane Doe needs access">
            <text:p>Jane Doe needs access</text:p>
          </table:table-cell>
          <table:table-cell office:value-type="string" office:value="Tech2">
            <text:p>Tech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rporate">
            <text:p>Corporate</text:p>
          </table:table-cell>
          <table:table-cell office:value-type="string" office:value="Med">
            <text:p>Med</text:p>
          </table:table-cell>
          <table:table-cell office:value-type="string" office:value="12/23/20">
            <text:p>12/23/20</text:p>
          </table:table-cell>
          <table:table-cell office:value-type="string" office:value="Network is down">
            <text:p>Network is down</text:p>
          </table:table-cell>
          <table:table-cell office:value-type="string" office:value="Tech 1">
            <text:p>Tech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